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fo:font-size="14pt" fo:font-weight="bold" officeooo:paragraph-rsid="000b393d" style:font-size-asian="14pt" style:font-weight-asian="bold" style:font-size-complex="14pt" style:font-weight-complex="bold"/>
    </style:style>
    <style:style style:name="P2" style:family="paragraph" style:parent-style-name="Text_20_body">
      <style:text-properties style:font-name="Calibri" fo:font-size="14pt" fo:font-weight="bold" officeooo:paragraph-rsid="00124971" style:font-size-asian="14pt" style:font-weight-asian="bold" style:font-size-complex="14pt" style:font-weight-complex="bold"/>
    </style:style>
    <style:style style:name="P3" style:family="paragraph" style:parent-style-name="Text_20_body">
      <style:text-properties style:font-name="Calibri" fo:font-size="14pt" style:font-size-asian="14pt" style:font-size-complex="14pt"/>
    </style:style>
    <style:style style:name="P4" style:family="paragraph" style:parent-style-name="Text_20_body">
      <style:paragraph-properties fo:text-align="start" style:justify-single-word="false"/>
      <style:text-properties style:font-name="Calibri" fo:font-size="14pt" style:font-size-asian="14pt" style:font-size-complex="14pt"/>
    </style:style>
    <style:style style:name="P5" style:family="paragraph" style:parent-style-name="Text_20_body">
      <style:text-properties style:font-name="Calibri" fo:font-size="14pt" officeooo:paragraph-rsid="000b393d" style:font-size-asian="14pt" style:font-size-complex="14pt"/>
    </style:style>
    <style:style style:name="P6" style:family="paragraph" style:parent-style-name="Text_20_body" style:list-style-name="L1">
      <style:text-properties officeooo:paragraph-rsid="000b393d"/>
    </style:style>
    <style:style style:name="P7" style:family="paragraph" style:parent-style-name="Text_20_body" style:list-style-name="L1">
      <style:text-properties officeooo:paragraph-rsid="000bf074"/>
    </style:style>
    <style:style style:name="P8" style:family="paragraph" style:parent-style-name="Text_20_body" style:list-style-name="L1">
      <style:text-properties style:font-name="Calibri" fo:font-size="14pt" style:font-size-asian="14pt" style:font-size-complex="14pt"/>
    </style:style>
    <style:style style:name="P9" style:family="paragraph" style:parent-style-name="Text_20_body" style:list-style-name="L1">
      <style:text-properties style:font-name="Calibri" fo:font-size="14pt" officeooo:paragraph-rsid="000bf074" style:font-size-asian="14pt" style:font-size-complex="14pt"/>
    </style:style>
    <style:style style:name="P10" style:family="paragraph" style:parent-style-name="Text_20_body" style:list-style-name="L1">
      <style:text-properties style:font-name="Calibri" fo:font-size="14pt" officeooo:paragraph-rsid="000d01b9" style:font-size-asian="14pt" style:font-size-complex="14pt"/>
    </style:style>
    <style:style style:name="P11" style:family="paragraph" style:parent-style-name="Text_20_body" style:list-style-name="L1">
      <style:text-properties style:font-name="Calibri" fo:font-size="14pt" officeooo:paragraph-rsid="000eaba3" style:font-size-asian="14pt" style:font-size-complex="14pt"/>
    </style:style>
    <style:style style:name="P12" style:family="paragraph" style:parent-style-name="Text_20_body">
      <style:paragraph-properties fo:text-align="start" style:justify-single-word="false"/>
      <style:text-properties style:font-name="Calibri" fo:font-size="14pt" officeooo:paragraph-rsid="0014ef20" style:font-size-asian="14pt" style:font-size-complex="14pt"/>
    </style:style>
    <style:style style:name="P13" style:family="paragraph" style:parent-style-name="Text_20_body" style:list-style-name="L2">
      <style:text-properties style:font-name="Calibri" fo:font-size="14pt" officeooo:paragraph-rsid="0014ef20" style:font-size-asian="14pt" style:font-size-complex="14pt"/>
    </style:style>
    <style:style style:name="P14" style:family="paragraph" style:parent-style-name="Text_20_body" style:list-style-name="L2">
      <style:text-properties style:font-name="Calibri" fo:font-size="14pt" officeooo:rsid="00131d01" officeooo:paragraph-rsid="0014ef20" style:font-size-asian="14pt" style:font-size-complex="14pt"/>
    </style:style>
    <style:style style:name="P15" style:family="paragraph" style:parent-style-name="Text_20_body">
      <style:text-properties style:font-name="Calibri" fo:font-size="14pt" officeooo:paragraph-rsid="0014ef20" style:font-size-asian="14pt" style:font-size-complex="14pt"/>
    </style:style>
    <style:style style:name="P16" style:family="paragraph" style:parent-style-name="Text_20_body" style:list-style-name="WWNum1">
      <style:paragraph-properties fo:text-align="center" style:justify-single-word="false"/>
      <style:text-properties style:font-name="Calibri" fo:font-size="14pt" fo:font-weight="bold" officeooo:paragraph-rsid="0014ef20" style:font-size-asian="14pt" style:font-weight-asian="bold" style:font-size-complex="14pt" style:font-weight-complex="bold"/>
    </style:style>
    <style:style style:name="P17" style:family="paragraph" style:parent-style-name="Text_20_body">
      <style:paragraph-properties fo:text-align="center" style:justify-single-word="false"/>
      <style:text-properties style:font-name="Calibri" fo:font-size="14pt" fo:font-weight="bold" officeooo:paragraph-rsid="0014ef20" style:font-size-asian="14pt" style:font-weight-asian="bold" style:font-size-complex="14pt" style:font-weight-complex="bold"/>
    </style:style>
    <style:style style:name="P18" style:family="paragraph" style:parent-style-name="Text_20_body">
      <style:text-properties style:font-name="Calibri" fo:font-size="14pt" fo:font-weight="bold" officeooo:paragraph-rsid="0014ef20" style:font-size-asian="14pt" style:font-weight-asian="bold" style:font-size-complex="14pt" style:font-weight-complex="bold"/>
    </style:style>
    <style:style style:name="P19" style:family="paragraph" style:parent-style-name="Text_20_body" style:list-style-name="L2">
      <style:text-properties officeooo:paragraph-rsid="0014ef20"/>
    </style:style>
    <style:style style:name="T1" style:family="text">
      <style:text-properties style:font-name="Calibri" fo:font-size="14pt" style:font-size-asian="14pt" style:font-size-complex="14pt"/>
    </style:style>
    <style:style style:name="T2" style:family="text">
      <style:text-properties style:font-name="Calibri" fo:font-size="14pt" officeooo:rsid="000b393d" style:font-size-asian="14pt" style:font-size-complex="14pt"/>
    </style:style>
    <style:style style:name="T3" style:family="text">
      <style:text-properties style:font-name="Calibri" fo:font-size="14pt" officeooo:rsid="000bf074" style:font-size-asian="14pt" style:font-size-complex="14pt"/>
    </style:style>
    <style:style style:name="T4" style:family="text">
      <style:text-properties style:font-name="Calibri" fo:font-size="14pt" officeooo:rsid="00131d01" style:font-size-asian="14pt" style:font-size-complex="14pt"/>
    </style:style>
    <style:style style:name="T5" style:family="text">
      <style:text-properties style:font-name="Calibri" fo:font-size="14pt" officeooo:rsid="0011dbe1" style:font-size-asian="14pt" style:font-size-complex="14pt"/>
    </style:style>
    <style:style style:name="T6" style:family="text">
      <style:text-properties style:font-name="Calibri" fo:font-size="14pt" officeooo:rsid="0012bd80" style:font-size-asian="14pt" style:font-size-complex="14pt"/>
    </style:style>
    <style:style style:name="T7" style:family="text">
      <style:text-properties fo:font-weight="bold" style:font-weight-asian="bold" style:font-weight-complex="bold"/>
    </style:style>
    <style:style style:name="T8" style:family="text">
      <style:text-properties fo:font-weight="bold" officeooo:rsid="0013bb87" style:font-weight-asian="bold" style:font-weight-complex="bold"/>
    </style:style>
    <style:style style:name="T9" style:family="text">
      <style:text-properties officeooo:rsid="000b393d"/>
    </style:style>
    <style:style style:name="T10" style:family="text">
      <style:text-properties officeooo:rsid="000b46d4"/>
    </style:style>
    <style:style style:name="T11" style:family="text">
      <style:text-properties officeooo:rsid="000bf074"/>
    </style:style>
    <style:style style:name="T12" style:family="text">
      <style:text-properties officeooo:rsid="000fe3ae"/>
    </style:style>
    <style:style style:name="T13" style:family="text">
      <style:text-properties fo:font-weight="normal" officeooo:rsid="00124971" style:font-weight-asian="normal" style:font-weight-complex="normal"/>
    </style:style>
    <style:style style:name="T14" style:family="text">
      <style:text-properties fo:font-weight="normal" officeooo:rsid="0013bb87" style:font-weight-asian="normal" style:font-weight-complex="normal"/>
    </style:style>
    <style:style style:name="T15" style:family="text">
      <style:text-properties fo:font-weight="normal" officeooo:rsid="00154ffb" style:font-weight-asian="normal" style:font-weight-complex="normal"/>
    </style:style>
    <style:style style:name="T16" style:family="text">
      <style:text-properties officeooo:rsid="00105281"/>
    </style:style>
    <style:style style:name="T17" style:family="text">
      <style:text-properties officeooo:rsid="0011dbe1"/>
    </style:style>
    <style:style style:name="T18" style:family="text">
      <style:text-properties style:font-name="Calibri"/>
    </style:style>
    <style:style style:name="T19" style:family="text">
      <style:text-properties style:font-name="Calibri" fo:font-size="14pt" style:font-size-asian="14pt" style:font-size-complex="14pt"/>
    </style:style>
    <style:style style:name="T20" style:family="text">
      <style:text-properties style:font-name="Calibri" fo:font-size="14pt" officeooo:rsid="0012bd80" style:font-size-asian="14pt" style:font-size-complex="14pt"/>
    </style:style>
    <style:style style:name="T21" style:family="text">
      <style:text-properties style:font-name="Calibri" officeooo:rsid="0012bd80"/>
    </style:style>
    <style:style style:name="T22" style:family="text">
      <style:text-properties officeooo:rsid="0012bd80"/>
    </style:style>
    <style:style style:name="T23" style:family="text">
      <style:text-properties officeooo:rsid="00130849"/>
    </style:style>
    <style:style style:name="T24" style:family="text">
      <style:text-properties officeooo:rsid="00131d01"/>
    </style:style>
    <style:style style:name="T25" style:family="text">
      <style:text-properties officeooo:rsid="001544c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5"><text:span text:style-name="T7">Project:</text:span> cbm.ja<text:span text:style-name="T9">r</text:span></text:p>
      <text:p text:style-name="P15"><text:span text:style-name="T7">Redmine Ticket Number:</text:span> Feature #1603</text:p>
      <text:p text:style-name="P12"><text:span text:style-name="T7">Task Details:</text:span> Adding a storeSMSHistory() functionality to store the events like Billrequest, <text:span text:style-name="T25">Pre</text:span>Validation success or failure <text:span text:style-name="T9">etc.,</text:span> occurred <text:span text:style-name="T9">during</text:span> Idea Billing</text:p>
      <text:p text:style-name="P15"><text:span text:style-name="T7">Assigned By:</text:span> Nagraj Sir, <text:span text:style-name="T25">Pavan Sir</text:span></text:p>
      <text:p text:style-name="P15"><text:span text:style-name="T7">Assigned Date:</text:span> 21/10/2021</text:p>
      <text:p text:style-name="P15"><text:span text:style-name="T7">Estimated Hours to complete:</text:span> 16 hrs</text:p>
      <text:p text:style-name="P15"><text:span text:style-name="T7">Actual Start Date:</text:span> 21/10/2021</text:p>
      <text:p text:style-name="P15"><text:span text:style-name="T7">List of files that are being changed:</text:span> Added HistoryEventsDAO.java, HistoryEvents.java classes. Along with that added storeSMSHistory() in required places in <text:span text:style-name="T16">existing classes</text:span> IdeaOffnetThread.java, SMSBillValidation.java, <text:span text:style-name="T11">SMSBillUtility.java,</text:span> IdeaIBMBillProcess.java classes, CallbackUtility.<text:span text:style-name="T17">java</text:span>.</text:p>
      <text:p text:style-name="P15"><text:span text:style-name="T7">Actual Hours taken to complete:</text:span> </text:p>
      <text:p text:style-name="P15"><text:span text:style-name="T7">Any DB Changes (include alter or create scripts): </text:span><text:span text:style-name="T8"><text:s/></text:span><text:span text:style-name="T14">Created sms_history table in wipaydb </text:span><text:span text:style-name="T15">[dev]</text:span><text:span text:style-name="T14"> for storing the events like BILLREQUEST, PREBILL_VALIDATION, PRICE_VALIDATION etc.,</text:span></text:p>
      <text:p text:style-name="P15"><text:span text:style-name="T7">Infra/Server changes (Changes on Unix Servers):</text:span> NO</text:p>
      <text:p text:style-name="P18">Design Details (Explanation how are you addressing the change requested)</text:p>
      <text:list xml:id="list3612079079442022430" text:style-name="L2">
        <text:list-header>
          <text:p text:style-name="P19"><text:span text:style-name="T2">Here in HistoryEventsDAO.java, we written a method viz.,</text:span><text:span text:style-name="T1"> storeSMSHistory</text:span><text:span text:style-name="T2">() which we store the event details in the database during the process of idea billing. So we place this method in the code at required places.</text:span></text:p>
        </text:list-header>
        <text:list-item>
          <text:p text:style-name="P13">So, here everything starts at main.java. In main.java when if(isIdeaOffnet.equalsIgnoreCase("Y")) is true, then it goes to IdeaOffnetThread.java <text:span text:style-name="T10">class.</text:span></text:p>
        </text:list-item>
        <text:list-item>
          <text:p text:style-name="P13">Here run() method is executed. In run() method, processIdeaPSMSRequest() is executed.</text:p>
        </text:list-item>
        <text:list-item>
          <text:p text:style-name="P13"><text:soft-page-break/>In processIdeaPSMSRequest() method, we call BillREQUEST immediately. <text:span text:style-name="T11">After that, we invoke SMSBillingProcessor.processSMSPreBilling(smsprebillBean) method. Here we call SMSBillValidation.validateRequestVO(smsprebillBean). </text:span></text:p>
        </text:list-item>
        <text:list-item>
          <text:p text:style-name="P19"><text:span text:style-name="T3">In SMSBillValidation.validateRequestVO(smsprebillBean) we invoke </text:span><text:span text:style-name="T1">SMSBillUtility.validateOrderWithMerchant</text:span><text:span text:style-name="T3">() method, Here we </text:span><text:span text:style-name="T4">perform</text:span><text:span text:style-name="T3"> SMS_VALIDATE_ORDER_REQ and store the event </text:span><text:span text:style-name="T4">with SUCCESS status</text:span><text:span text:style-name="T3">. After that it returns to calling method </text:span><text:span text:style-name="T5">ie., </text:span><text:span text:style-name="T3">validateRequestVO</text:span><text:span text:style-name="T5">()</text:span><text:span text:style-name="T3">. Here we check whether SMS_VALIDATE_ORDER_RESP is SUCCESS or FAILURE and store the event.</text:span></text:p>
        </text:list-item>
        <text:list-item>
          <text:p text:style-name="P13"><text:span text:style-name="T11">After that, it returns to IdeaOffnetThread.java class and continue the process from the if (smsprebillBean.isProceed()) statement.</text:span></text:p>
        </text:list-item>
        <text:list-item>
          <text:p text:style-name="P13">After <text:span text:style-name="T11">completion of prebillValidation,</text:span> if (smsprebillBean.isProceed()) is true, then here we store PREBILL_VALIDATION event with status SUCCESS. If its false, then it will store PREBILL_VALIDATION <text:span text:style-name="T11">event</text:span> with status FAILURE.</text:p>
        </text:list-item>
        <text:list-item>
          <text:p text:style-name="P13">The control goes to the next if (smsprebillBean.isProceed()) statement. If its true, then it will check for the price details by using SMSBillUtility.getPriceDetails() method. If its true, then it will store PRICE_VALIDATION <text:span text:style-name="T11">event</text:span> with status SUCCESS. If its false, then it will store PRICE_VALIDATION <text:span text:style-name="T11">event</text:span> with status FAILURE.</text:p>
        </text:list-item>
        <text:list-item>
          <text:p text:style-name="P19"><text:span text:style-name="T5">After that if PRICE _VALIDATION is SUCCESS, then it will call for </text:span><text:span text:style-name="T1">ob.processBilling</text:span><text:span text:style-name="T6">() <text:s text:c="2"/>method [here 'ob' is the reference variable for </text:span><text:span text:style-name="T6">IdeaIBMBillingProcessor.java].</text:span></text:p>
        </text:list-item>
        <text:list-item>
          <text:p text:style-name="P13"><text:span text:style-name="T22">After that</text:span> <text:span text:style-name="T22">In </text:span><text:span text:style-name="T21">processBilling() we call</text:span> in DoHttpsPost(), <text:span text:style-name="T22">here we call this method</text:span> checkBalanceVodaToIdea() <text:span text:style-name="T23">to</text:span> do balance check. <text:span text:style-name="T23">I</text:span>f success, we store the BALANCE_CHECK_REQ event with SUCCESS status.</text:p>
        </text:list-item>
        <text:list-item>
          <text:p text:style-name="P13"><text:s/><text:span text:style-name="T23">Then it returns to</text:span> DoHttpsPost(), <text:span text:style-name="T22">here </text:span>we do balance check response and store BALANCE_CHECK_RESP event with SUCCESS status. if it fails then it will store BALANCE_CHECK_RESP event with FAILURE status.</text:p>
        </text:list-item>
        <text:list-item>
          <text:p text:style-name="P13">A<text:span text:style-name="T23">fter that in DoHttpsPost(),</text:span> the control goes to OPERATOR_BILL_REQ <text:span text:style-name="T23">which requests the operator for billing and </text:span>stores the event <text:span text:style-name="T23">with SUCCESS status</text:span>. Along with that<text:span text:style-name="T23"> we will send for billing and get the response, if it is success then we store the</text:span> OPERATOR_BILL_RES<text:span text:style-name="T23">P</text:span> with SUCCESS status or <text:span text:style-name="T23">else we store with</text:span> <text:soft-page-break/>FAILURE status.</text:p>
        </text:list-item>
        <text:list-item>
          <text:p text:style-name="P14">After that it will return to calling method ie., <text:span text:style-name="T21">processBilling</text:span><text:span text:style-name="T18">() and after that it will also return to </text:span><text:span text:style-name="T11">IdeaOffnetThread.</text:span>java class.</text:p>
        </text:list-item>
        <text:list-item>
          <text:p text:style-name="P13"><text:span text:style-name="T24">After that based on OPERATOR_BILL_RESP status, here</text:span> it will store the event BILLSUCCESS <text:span text:style-name="T17">or BILLLFAILURE in sms_history</text:span>.</text:p>
        </text:list-item>
        <text:list-item>
          <text:p text:style-name="P19"><text:span text:style-name="T6"><text:s/>After that based on Bill</text:span><text:span text:style-name="T4">ing</text:span><text:span text:style-name="T6"> </text:span><text:span text:style-name="T4">status</text:span><text:span text:style-name="T6"> it will call the </text:span><text:span text:style-name="T1">CallbackUtility.sendMTMessage</text:span><text:span text:style-name="T6">() method to send the MT message to operator. Here the control goes to CallbackUtility.java class. There again here we store the MTREQUEST and MTRESPONSE events in history table.</text:span></text:p>
        </text:list-item>
        <text:list-item>
          <text:p text:style-name="P13"><text:span text:style-name="T22"><text:s/>Again control come backs to IdeaOffnetThread.java and go backs to main.java. </text:span></text:p>
        </text:list-item>
      </text:list>
      <text:list xml:id="list4038522763016663595" text:style-name="WWNum1">
        <text:list-header>
          <text:p text:style-name="P16">Test Cases and Results (for both success and failure case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List_20_Paragraph" style:display-name="List Paragraph" style:family="paragraph" style:parent-style-name="Standard" style:default-outline-level="">
      <style:paragraph-properties fo:margin-left="0.5in" fo:margin-right="0in" fo:text-indent="0in" style:auto-text-indent="false"/>
    </style:style>
    <style:style style:name="Numbering_20_Symbols" style:display-name="Numbering Symbols" style:family="text"/>
    <style:style style:name="ListLabel_20_1" style:display-name="ListLabel 1" style:family="text">
      <style:text-properties fo:font-weight="bold"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0T11:15:22.058000000</meta:creation-date>
    <dc:date>2021-10-30T15:29:27.644000000</dc:date>
    <meta:editing-duration>PT9H31S</meta:editing-duration>
    <meta:editing-cycles>9</meta:editing-cycles>
    <meta:generator>LibreOffice/4.4.0.1$Windows_x86 LibreOffice_project/1ba9640ddd424f1f535c75bf2b86703770b8cf6f</meta:generator>
    <meta:document-statistic meta:table-count="0" meta:image-count="0" meta:object-count="0" meta:page-count="3" meta:paragraph-count="29" meta:word-count="579" meta:character-count="4239" meta:non-whitespace-character-count="3696"/>
  </office:meta>
</office:document-meta>
</file>